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/>
    </style:style>
    <style:style style:name="ce6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8.46666666666667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30.75pt" style:use-optimal-row-height="true" fo:break-before="auto"/>
    </style:style>
    <style:style style:name="ro4" style:family="table-row">
      <style:table-row-properties style:row-height="45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ustomer</text:p>
          </table:table-cell>
          <table:table-cell office:value-type="string" table:style-name="ce3">
            <text:p>Order Pri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&lt;&lt;foreach [in customers]&gt;&gt;&lt;&lt;[CustomerName]&gt;&gt;</text:p>
          </table:table-cell>
          <table:table-cell office:value-type="string" table:style-name="ce5">
            <text:p>&lt;&lt;[Order.Sum(</text:p>
            <text:p><text:s text:c="2"/>c =&gt; c.Price)]&gt;&gt;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&lt;&lt;foreach [in Order]&gt;&gt; <text:s/>&lt;&lt;[Product.ProductName]&gt;&gt;</text:p>
          </table:table-cell>
          <table:table-cell office:value-type="string" table:style-name="ce5">
            <text:p>&lt;&lt;[Price]&gt;&gt;&lt;&lt;/foreach&gt;&gt;&lt;&lt;/</text:p>
            <text:p>foreach&gt;&gt;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Total:</text:p>
          </table:table-cell>
          <table:table-cell office:value-type="string" table:style-name="ce5">
            <text:p>&lt;&lt;[Sum(</text:p>
            <text:p><text:s text:c="2"/>m =&gt; m.Order.Sum(</text:p>
            <text:p><text:s text:c="4"/>c =&gt; c.Price))]&gt;&gt;</text:p>
          </table:table-cell>
          <table:table-cell table:number-columns-repeated="16382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6T12:56:57Z</meta:creation-date>
    <dc:date>2015-12-14T06:52:56Z</dc:date>
  </office:meta>
</office:document-meta>
</file>